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style:text-scale="30%"/>
    </style:style>
    <style:style style:name="T2" style:family="text">
      <style:text-properties style:text-scale="70%"/>
    </style:style>
    <style:style style:name="T3" style:family="text">
      <style:text-properties style:text-scale="200%"/>
    </style:style>
  </office:automatic-styles>
  <office:body>
    <office:text>
      <text:p> <text:span text:style-name="T1">
     This is an example of decreasing 30% text width.</text:span>
   </text:p>
      <text:p><text:span text:style-name="T2">
     This is an example of decreasing 70% text width.</text:span>
   </text:p>
      <text:p><text:span text:style-name="T3">
     This is an example of increasing 200% text width.</text:span>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